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asian="Yu Gothic Light" style:font-name-complex="Arial" fo:font-weight="bold" style:font-weight-asian="bold" style:font-weight-complex="bold" fo:letter-spacing="-0.0069in" style:letter-kerning="true" fo:font-size="28pt" style:font-size-asian="28pt" style:font-size-complex="28pt" style:language-asian="en" style:country-asian="US"/>
    </style:style>
    <style:style style:name="T3" style:parent-style-name="DefaultParagraphFont" style:family="text">
      <style:text-properties style:font-name="Arial" style:font-name-asian="Yu Gothic Light" style:font-name-complex="Arial" fo:font-weight="bold" style:font-weight-asian="bold" style:font-weight-complex="bold" fo:letter-spacing="-0.0069in" style:letter-kerning="true" fo:font-size="28pt" style:font-size-asian="28pt" style:font-size-complex="28pt" style:language-asian="en" style:country-asian="US"/>
    </style:style>
    <style:style style:name="P4" style:parent-style-name="Normal" style:family="paragraph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/>
    </style:style>
    <style:style style:name="T6" style:parent-style-name="DefaultParagraphFont" style:family="text">
      <style:text-properties style:font-name="Arial" style:font-name-complex="Arial"/>
    </style:style>
    <style:style style:name="T7" style:parent-style-name="DefaultParagraphFont" style:family="text">
      <style:text-properties style:font-name="Arial" style:font-name-complex="Arial"/>
    </style:style>
    <style:style style:name="T8" style:parent-style-name="DefaultParagraphFont" style:family="text">
      <style:text-properties style:font-name="Arial" style:font-name-complex="Arial"/>
    </style:style>
    <style:style style:name="T9" style:parent-style-name="DefaultParagraphFont" style:family="text">
      <style:text-properties style:font-name="Arial" style:font-name-complex="Arial"/>
    </style:style>
    <style:style style:name="T10" style:parent-style-name="DefaultParagraphFont" style:family="text">
      <style:text-properties style:font-name="Arial" style:font-name-complex="Arial"/>
    </style:style>
    <style:style style:name="T11" style:parent-style-name="DefaultParagraphFont" style:family="text">
      <style:text-properties style:font-name="Arial" style:font-name-complex="Arial"/>
    </style:style>
    <style:style style:name="T12" style:parent-style-name="DefaultParagraphFont" style:family="text">
      <style:text-properties style:font-name="Arial" style:font-name-complex="Arial" fo:color="#0B0C0C" fo:background-color="#FFFFFF"/>
    </style:style>
    <style:style style:name="T13" style:parent-style-name="DefaultParagraphFont" style:family="text">
      <style:text-properties style:font-name="Arial" style:font-name-asian="Arial" style:font-name-complex="Arial" fo:color="#0B0C0C" fo:font-size="18pt" style:font-size-asian="18pt" style:font-size-complex="18pt" fo:background-color="#FFFFFF"/>
    </style:style>
    <style:style style:name="T14" style:parent-style-name="DefaultParagraphFont" style:family="text">
      <style:text-properties style:font-name="Arial" style:font-name-asian="Arial" style:font-name-complex="Arial" fo:color="#333333"/>
    </style:style>
    <style:style style:name="P15" style:parent-style-name="Normal" style:family="paragraph">
      <style:text-properties style:font-name="Arial" style:font-name-complex="Arial"/>
    </style:style>
    <style:style style:name="P16" style:parent-style-name="Normal" style:family="paragraph">
      <style:text-properties style:font-name="Arial" style:font-name-complex="Arial"/>
    </style:style>
    <style:style style:name="P17" style:parent-style-name="Normal" style:family="paragraph">
      <style:text-properties style:font-name="Arial" style:font-name-complex="Arial"/>
    </style:style>
    <style:style style:name="P18" style:parent-style-name="Normal" style:family="paragraph">
      <style:text-properties style:font-name="Arial" style:font-name-complex="Arial"/>
    </style:style>
    <style:style style:name="P19" style:parent-style-name="Normal" style:family="paragraph">
      <style:text-properties style:font-name="Arial" style:font-name-complex="Arial"/>
    </style:style>
    <style:style style:name="P20" style:parent-style-name="Normal" style:family="paragraph">
      <style:text-properties style:font-name="Arial" style:font-name-complex="Arial"/>
    </style:style>
    <style:style style:name="P21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22" style:parent-style-name="Normal" style:family="paragraph">
      <style:text-properties style:font-name="Arial" style:font-name-complex="Arial"/>
    </style:style>
    <style:style style:name="P2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4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25" style:parent-style-name="DefaultParagraphFont" style:family="text">
      <style:text-properties style:font-name="Arial" style:font-name-complex="Arial"/>
    </style:style>
    <style:style style:name="P26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P27" style:parent-style-name="Normal" style:family="paragraph">
      <style:text-properties style:font-name="Arial" style:font-name-complex="Arial"/>
    </style:style>
    <style:style style:name="P2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9" style:parent-style-name="Normal" style:family="paragraph">
      <style:text-properties style:font-name="Arial" style:font-name-complex="Arial" fo:font-weight="bold" style:font-weight-asian="bold" style:font-weight-complex="bold" fo:font-size="4pt" style:font-size-asian="4pt" style:font-size-complex="4pt"/>
    </style:style>
    <style:style style:name="P30" style:parent-style-name="Normal" style:family="paragraph">
      <style:text-properties style:font-name="Arial" style:font-name-complex="Arial"/>
    </style:style>
    <style:style style:name="T31" style:parent-style-name="DefaultParagraphFont" style:family="text">
      <style:text-properties style:font-name="Arial" style:font-name-complex="Arial"/>
    </style:style>
    <style:style style:name="P3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3" style:parent-style-name="DefaultParagraphFont" style:family="text">
      <style:text-properties style:font-name="Arial" style:font-name-complex="Arial" fo:color="#0B0C0C" fo:background-color="#FFFFFF"/>
    </style:style>
    <style:style style:name="T34" style:parent-style-name="DefaultParagraphFont" style:family="text">
      <style:text-properties style:font-name="Arial" style:font-name-complex="Arial"/>
    </style:style>
    <style:style style:name="P3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6" style:parent-style-name="DefaultParagraphFont" style:family="text">
      <style:text-properties style:font-name="Arial" style:font-name-complex="Arial" fo:color="#0B0C0C" fo:background-color="#FFFFFF"/>
    </style:style>
    <style:style style:name="T37" style:parent-style-name="DefaultParagraphFont" style:family="text">
      <style:text-properties style:font-name="Arial" style:font-name-complex="Arial"/>
    </style:style>
    <style:style style:name="P3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39" style:parent-style-name="DefaultParagraphFont" style:family="text">
      <style:text-properties style:font-name="Arial" style:font-name-complex="Arial" fo:color="#0B0C0C" fo:background-color="#FFFFFF"/>
    </style:style>
    <style:style style:name="T40" style:parent-style-name="DefaultParagraphFont" style:family="text">
      <style:text-properties style:font-name="Arial" style:font-name-complex="Arial"/>
    </style:style>
    <style:style style:name="P4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2" style:parent-style-name="DefaultParagraphFont" style:family="text">
      <style:text-properties style:font-name="Arial" style:font-name-complex="Arial" fo:color="#0B0C0C" fo:background-color="#FFFFFF"/>
    </style:style>
    <style:style style:name="T43" style:parent-style-name="DefaultParagraphFont" style:family="text">
      <style:text-properties style:font-name="Arial" style:font-name-complex="Arial" fo:color="#0B0C0C" fo:background-color="#FFFFFF"/>
    </style:style>
    <style:style style:name="T44" style:parent-style-name="DefaultParagraphFont" style:family="text">
      <style:text-properties style:font-name="Arial" style:font-name-complex="Arial" fo:color="#0B0C0C" fo:background-color="#FFFFFF"/>
    </style:style>
    <style:style style:name="T45" style:parent-style-name="DefaultParagraphFont" style:family="text">
      <style:text-properties style:font-name="Arial" style:font-name-complex="Arial"/>
    </style:style>
    <style:style style:name="P4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47" style:parent-style-name="DefaultParagraphFont" style:family="text">
      <style:text-properties style:font-name="Arial" style:font-name-complex="Arial" fo:color="#0B0C0C" fo:background-color="#FFFFFF"/>
    </style:style>
    <style:style style:name="T48" style:parent-style-name="DefaultParagraphFont" style:family="text">
      <style:text-properties style:font-name="Arial" style:font-name-complex="Arial"/>
    </style:style>
    <style:style style:name="P4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50" style:parent-style-name="DefaultParagraphFont" style:family="text">
      <style:text-properties style:font-name="Arial" style:font-name-complex="Arial" fo:color="#0B0C0C" fo:background-color="#FFFFFF"/>
    </style:style>
    <style:style style:name="T51" style:parent-style-name="DefaultParagraphFont" style:family="text">
      <style:text-properties style:font-name="Arial" style:font-name-complex="Arial"/>
    </style:style>
    <style:style style:name="P5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5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5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7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58" style:parent-style-name="DefaultParagraphFont" style:family="text">
      <style:text-properties style:font-name="Arial" style:font-name-complex="Arial"/>
    </style:style>
    <style:style style:name="P59" style:parent-style-name="Normal" style:family="paragraph">
      <style:text-properties style:font-name="Arial" style:font-name-complex="Arial"/>
    </style:style>
    <style:style style:name="P60" style:parent-style-name="Normal" style:family="paragraph">
      <style:text-properties style:font-name="Arial" style:font-name-complex="Arial"/>
    </style:style>
    <style:style style:name="T6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2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T63" style:parent-style-name="DefaultParagraphFont" style:family="text">
      <style:text-properties style:font-name="Arial" style:font-name-complex="Arial"/>
    </style:style>
    <style:style style:name="P64" style:parent-style-name="Normal" style:family="paragraph">
      <style:text-properties style:font-name="Arial" style:font-name-complex="Arial"/>
    </style:style>
    <style:style style:name="P6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6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7" style:parent-style-name="DefaultParagraphFont" style:family="text">
      <style:text-properties style:font-name="Arial" style:font-name-complex="Arial"/>
    </style:style>
    <style:style style:name="T68" style:parent-style-name="DefaultParagraphFont" style:family="text">
      <style:text-properties style:font-name="Arial" style:font-name-complex="Arial"/>
    </style:style>
    <style:style style:name="P69" style:parent-style-name="Normal" style:family="paragraph">
      <style:text-properties style:font-name="Arial" style:font-name-complex="Arial"/>
    </style:style>
    <style:style style:name="P70" style:parent-style-name="Normal" style:family="paragraph">
      <style:text-properties style:font-name="Arial" style:font-name-complex="Arial"/>
    </style:style>
    <style:style style:name="T71" style:parent-style-name="DefaultParagraphFont" style:family="text">
      <style:text-properties style:font-name="Arial" style:font-name-complex="Arial" fo:font-weight="bold" style:font-weight-asian="bold" style:font-weight-complex="bold" fo:color="#0B0C0C"/>
    </style:style>
    <style:style style:name="T72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P73" style:parent-style-name="Normal" style:family="paragraph">
      <style:text-properties style:font-name="Arial" style:font-name-complex="Arial"/>
    </style:style>
    <style:style style:name="P74" style:parent-style-name="Normal" style:family="paragraph">
      <style:text-properties style:font-name="Arial" style:font-name-complex="Arial"/>
    </style:style>
    <style:style style:name="P75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76" style:parent-style-name="Normal" style:family="paragraph">
      <style:text-properties style:font-name="Arial" style:font-name-complex="Arial"/>
    </style:style>
    <style:style style:name="P7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78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79" style:parent-style-name="DefaultParagraphFont" style:family="text">
      <style:text-properties style:font-name="Arial" style:font-name-complex="Arial"/>
    </style:style>
    <style:style style:name="P80" style:parent-style-name="Normal" style:family="paragraph">
      <style:text-properties style:font-name="Arial" style:font-name-complex="Arial"/>
    </style:style>
    <style:style style:name="P81" style:parent-style-name="Normal" style:family="paragraph">
      <style:text-properties style:font-name="Arial" style:font-name-complex="Arial"/>
    </style:style>
    <style:style style:name="T8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83" style:parent-style-name="DefaultParagraphFont" style:family="text">
      <style:text-properties style:font-name="Arial" style:font-name-complex="Arial"/>
    </style:style>
    <style:style style:name="P84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87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T88" style:parent-style-name="DefaultParagraphFont" style:family="text">
      <style:text-properties style:font-name="Arial" style:font-name-complex="Arial"/>
    </style:style>
    <style:style style:name="P89" style:parent-style-name="Normal" style:family="paragraph">
      <style:text-properties style:font-name="Arial" style:font-name-complex="Arial"/>
    </style:style>
    <style:style style:name="T90" style:parent-style-name="DefaultParagraphFont" style:family="text">
      <style:text-properties style:font-name="Arial" style:font-name-complex="Arial"/>
    </style:style>
    <style:style style:name="P91" style:parent-style-name="Normal" style:family="paragraph">
      <style:text-properties style:font-name="Arial" style:font-name-complex="Arial"/>
    </style:style>
    <style:style style:name="T92" style:parent-style-name="DefaultParagraphFont" style:family="text">
      <style:text-properties style:font-name="Arial" style:font-name-complex="Arial"/>
    </style:style>
    <style:style style:name="P93" style:parent-style-name="Normal" style:family="paragraph">
      <style:text-properties style:font-name="Arial" style:font-name-complex="Arial"/>
    </style:style>
    <style:style style:name="T94" style:parent-style-name="DefaultParagraphFont" style:family="text">
      <style:text-properties style:font-name="Arial" style:font-name-complex="Arial"/>
    </style:style>
    <style:style style:name="P95" style:parent-style-name="Normal" style:family="paragraph">
      <style:text-properties style:font-name="Arial" style:font-name-complex="Arial"/>
    </style:style>
    <style:style style:name="T96" style:parent-style-name="DefaultParagraphFont" style:family="text">
      <style:text-properties style:font-name="Arial" style:font-name-complex="Arial"/>
    </style:style>
    <style:style style:name="P97" style:parent-style-name="Normal" style:family="paragraph">
      <style:text-properties style:font-name="Arial" style:font-name-complex="Arial"/>
    </style:style>
    <style:style style:name="P98" style:parent-style-name="Normal" style:family="paragraph">
      <style:text-properties style:font-name="Arial" style:font-name-complex="Arial"/>
    </style:style>
    <style:style style:name="T9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P100" style:parent-style-name="Normal" style:family="paragraph">
      <style:text-properties style:font-name="Arial" style:font-name-asian="Arial" style:font-name-complex="Arial" fo:color="#808080" fo:font-size="11pt" style:font-size-asian="11pt" style:font-size-complex="11pt"/>
    </style:style>
    <style:style style:name="P101" style:parent-style-name="Normal" style:family="paragraph">
      <style:text-properties style:font-name="Arial" style:font-name-complex="Arial"/>
    </style:style>
    <style:style style:name="P102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03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04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10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0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07" style:parent-style-name="DefaultParagraphFont" style:family="text">
      <style:text-properties style:font-name="Arial" style:font-name-complex="Arial" fo:color="#808080" fo:font-size="11pt" style:font-size-asian="11pt" style:font-size-complex="11pt"/>
    </style:style>
    <style:style style:name="P108" style:parent-style-name="Normal" style:family="paragraph">
      <style:text-properties style:font-name="Arial" style:font-name-complex="Arial" fo:color="#7F7F7F" fo:font-size="11pt" style:font-size-asian="11pt" style:font-size-complex="11pt"/>
    </style:style>
    <style:style style:name="T109" style:parent-style-name="DefaultParagraphFont" style:family="text">
      <style:text-properties style:font-name="Arial" style:font-name-complex="Arial"/>
    </style:style>
    <style:style style:name="P110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1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12" style:parent-style-name="DefaultParagraphFont" style:family="text">
      <style:text-properties style:font-name="Arial" style:font-name-complex="Arial"/>
    </style:style>
    <style:style style:name="P113" style:parent-style-name="Normal" style:family="paragraph">
      <style:paragraph-properties fo:margin-left="0.5in">
        <style:tab-stops/>
      </style:paragraph-properties>
    </style:style>
    <style:style style:name="T114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T115" style:parent-style-name="DefaultParagraphFont" style:family="text">
      <style:text-properties style:font-name="Arial" style:font-name-asian="Arial" style:font-name-complex="Arial" fo:color="#000000" fo:background-color="#FFFFFF"/>
    </style:style>
    <style:style style:name="T116" style:parent-style-name="DefaultParagraphFont" style:family="text">
      <style:text-properties style:font-name="Arial" style:font-name-asian="Arial" style:font-name-complex="Arial"/>
    </style:style>
    <style:style style:name="T117" style:parent-style-name="DefaultParagraphFont" style:family="text">
      <style:text-properties style:font-name="Arial" style:font-name-asian="Arial" style:font-name-complex="Arial" fo:color="#0B0C0C" fo:background-color="#FFFFFF"/>
    </style:style>
    <style:style style:name="P118" style:parent-style-name="Normal" style:family="paragraph">
      <style:text-properties style:font-name="Arial" style:font-name-complex="Arial"/>
    </style:style>
    <style:style style:name="P119" style:parent-style-name="Normal" style:family="paragraph">
      <style:text-properties style:font-name="Arial" style:font-name-complex="Arial"/>
    </style:style>
    <style:style style:name="P120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21" style:parent-style-name="Normal" style:family="paragraph">
      <style:text-properties style:font-name="Arial" style:font-name-complex="Arial" fo:color="#808080" fo:font-size="11pt" style:font-size-asian="11pt" style:font-size-complex="11pt"/>
    </style:style>
    <style:style style:name="P122" style:parent-style-name="Normal" style:family="paragraph">
      <style:text-properties style:font-name="Arial" style:font-name-complex="Arial"/>
    </style:style>
    <style:style style:name="P12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24" style:parent-style-name="DefaultParagraphFont" style:family="text">
      <style:text-properties style:font-name="Arial" style:font-name-complex="Arial"/>
    </style:style>
    <style:style style:name="P125" style:parent-style-name="Normal" style:family="paragraph">
      <style:text-properties style:font-name="Arial" style:font-name-complex="Arial"/>
    </style:style>
    <style:style style:name="P126" style:parent-style-name="Normal" style:family="paragraph">
      <style:text-properties style:font-name="Arial" style:font-name-complex="Arial"/>
    </style:style>
    <style:style style:name="P127" style:parent-style-name="Normal" style:family="paragraph">
      <style:text-properties style:font-name="Arial" style:font-name-complex="Arial"/>
    </style:style>
    <style:style style:name="P12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129" style:parent-style-name="DefaultParagraphFont" style:family="text">
      <style:text-properties style:font-name="Arial" style:font-name-complex="Arial"/>
    </style:style>
    <style:style style:name="P130" style:parent-style-name="Normal" style:family="paragraph">
      <style:text-properties style:font-name="Arial" style:font-name-complex="Arial"/>
    </style:style>
    <style:style style:name="P131" style:parent-style-name="Normal" style:family="paragraph">
      <style:text-properties style:font-name="Arial" style:font-name-complex="Arial"/>
    </style:style>
    <style:style style:name="P132" style:parent-style-name="Normal" style:family="paragraph">
      <style:text-properties style:font-name="Arial" style:font-name-complex="Arial"/>
    </style:style>
    <style:style style:name="P133" style:parent-style-name="Normal" style:family="paragraph">
      <style:text-properties style:font-name="Arial" style:font-name-complex="Arial"/>
    </style:style>
    <style:style style:name="P134" style:parent-style-name="Normal" style:family="paragraph">
      <style:text-properties style:font-name="Arial" style:font-name-complex="Arial"/>
    </style:style>
    <style:style style:name="P135" style:parent-style-name="Normal" style:family="paragraph">
      <style:text-properties style:font-name="Arial" style:font-name-complex="Arial"/>
    </style:style>
    <style:style style:name="P136" style:parent-style-name="Normal" style:family="paragraph">
      <style:text-properties style:font-name="Arial" style:font-name-complex="Arial"/>
    </style:style>
    <style:style style:name="P137" style:parent-style-name="Normal" style:family="paragraph">
      <style:text-properties style:font-name="Arial" style:font-name-complex="Arial"/>
    </style:style>
    <style:style style:name="P138" style:parent-style-name="Normal" style:family="paragraph">
      <style:text-properties style:font-name="Arial" style:font-name-complex="Arial"/>
    </style:style>
    <style:style style:name="P139" style:parent-style-name="Normal" style:family="paragraph">
      <style:text-properties style:font-name="Arial" style:font-name-complex="Arial"/>
    </style:style>
    <style:style style:name="P140" style:parent-style-name="Normal" style:family="paragraph">
      <style:text-properties style:font-name="Arial" style:font-name-complex="Arial"/>
    </style:style>
    <style:style style:name="P141" style:parent-style-name="Normal" style:family="paragraph">
      <style:text-properties style:font-name="Arial" style:font-name-complex="Arial"/>
    </style:style>
    <style:style style:name="P142" style:parent-style-name="Normal" style:family="paragraph">
      <style:text-properties style:font-name="Arial" style:font-name-complex="Arial"/>
    </style:style>
    <style:style style:name="P143" style:parent-style-name="Normal" style:family="paragraph">
      <style:text-properties style:font-name="Arial" style:font-name-complex="Arial"/>
    </style:style>
    <style:style style:name="P144" style:parent-style-name="Normal" style:family="paragraph">
      <style:text-properties style:font-name="Arial" style:font-name-complex="Arial"/>
    </style:style>
    <style:style style:name="P145" style:parent-style-name="Normal" style:family="paragraph">
      <style:text-properties style:font-name="Arial" style:font-name-complex="Arial"/>
    </style:style>
    <style:style style:name="P146" style:parent-style-name="Normal" style:family="paragraph">
      <style:text-properties style:font-name="Arial" style:font-name-complex="Arial"/>
    </style:style>
    <style:style style:name="P147" style:parent-style-name="Normal" style:family="paragraph">
      <style:text-properties style:font-name="Arial" style:font-name-complex="Arial"/>
    </style:style>
    <style:style style:name="P148" style:parent-style-name="Normal" style:family="paragraph">
      <style:text-properties style:font-name="Arial" style:font-name-complex="Arial"/>
    </style:style>
    <style:style style:name="P149" style:parent-style-name="Normal" style:family="paragraph">
      <style:text-properties style:font-name="Arial" style:font-name-complex="Arial"/>
    </style:style>
    <style:style style:name="P150" style:parent-style-name="Normal" style:family="paragraph">
      <style:text-properties style:font-name="Arial" style:font-name-complex="Arial"/>
    </style:style>
    <style:style style:name="P151" style:parent-style-name="Normal" style:family="paragraph">
      <style:text-properties style:font-name="Arial" style:font-name-complex="Arial"/>
    </style:style>
    <style:style style:name="P152" style:parent-style-name="Normal" style:family="paragraph">
      <style:text-properties style:font-name="Arial" style:font-name-complex="Arial"/>
    </style:style>
    <style:style style:name="P153" style:parent-style-name="Normal" style:family="paragraph">
      <style:text-properties style:font-name="Arial" style:font-name-complex="Arial"/>
    </style:style>
    <style:style style:name="P154" style:parent-style-name="Normal" style:family="paragraph">
      <style:text-properties style:font-name="Arial" style:font-name-complex="Arial"/>
    </style:style>
    <style:style style:name="P155" style:parent-style-name="Normal" style:family="paragraph">
      <style:text-properties style:font-name="Arial" style:font-name-complex="Arial"/>
    </style:style>
    <style:style style:name="P156" style:parent-style-name="Normal" style:family="paragraph">
      <style:text-properties style:font-name="Arial" style:font-name-complex="Arial"/>
    </style:style>
    <style:style style:name="P157" style:parent-style-name="Normal" style:family="paragraph">
      <style:text-properties style:font-name="Arial" style:font-name-complex="Arial"/>
    </style:style>
    <style:style style:name="P158" style:parent-style-name="Normal" style:family="paragraph">
      <style:text-properties style:font-name="Arial" style:font-name-complex="Arial"/>
    </style:style>
    <style:style style:name="P159" style:parent-style-name="Normal" style:family="paragraph">
      <style:text-properties style:font-name="Arial" style:font-name-complex="Arial"/>
    </style:style>
    <style:style style:name="P160" style:parent-style-name="Normal" style:family="paragraph">
      <style:text-properties style:font-name="Arial" style:font-name-complex="Arial"/>
    </style:style>
    <style:style style:name="P161" style:parent-style-name="Normal" style:family="paragraph">
      <style:text-properties style:font-name="Arial" style:font-name-complex="Arial"/>
    </style:style>
    <style:style style:name="P162" style:parent-style-name="Normal" style:family="paragraph">
      <style:text-properties style:font-name="Arial" style:font-name-complex="Arial"/>
    </style:style>
    <style:style style:name="P163" style:parent-style-name="Normal" style:family="paragraph">
      <style:text-properties style:font-name="Arial" style:font-name-complex="Arial"/>
    </style:style>
    <style:style style:name="P164" style:parent-style-name="Normal" style:family="paragraph">
      <style:text-properties style:font-name="Arial" style:font-name-complex="Arial"/>
    </style:style>
    <style:style style:name="P165" style:parent-style-name="Normal" style:family="paragraph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16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6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68" style:parent-style-name="Normal" style:family="paragraph">
      <style:text-properties style:font-name="Arial" style:font-name-complex="Arial"/>
    </style:style>
    <style:style style:name="T169" style:parent-style-name="DefaultParagraphFont" style:family="text">
      <style:text-properties style:font-name="Arial" style:font-name-complex="Arial"/>
    </style:style>
    <style:style style:name="T170" style:parent-style-name="DefaultParagraphFont" style:family="text">
      <style:text-properties style:font-name="Arial" style:font-name-complex="Arial"/>
    </style:style>
    <style:style style:name="T171" style:parent-style-name="DefaultParagraphFont" style:family="text">
      <style:text-properties style:font-name="Arial" style:font-name-complex="Arial"/>
    </style:style>
    <style:style style:name="T172" style:parent-style-name="DefaultParagraphFont" style:family="text">
      <style:text-properties style:font-name="Arial" style:font-name-complex="Arial"/>
    </style:style>
    <style:style style:name="T173" style:parent-style-name="DefaultParagraphFont" style:family="text">
      <style:text-properties style:font-name="Arial" style:font-name-complex="Arial"/>
    </style:style>
    <style:style style:name="T174" style:parent-style-name="DefaultParagraphFont" style:family="text">
      <style:text-properties style:font-name="Arial" style:font-name-complex="Arial"/>
    </style:style>
    <style:style style:name="T175" style:parent-style-name="DefaultParagraphFont" style:family="text">
      <style:text-properties style:font-name="Arial" style:font-name-complex="Arial"/>
    </style:style>
    <style:style style:name="T176" style:parent-style-name="DefaultParagraphFont" style:family="text">
      <style:text-properties style:font-name="Arial" style:font-name-complex="Arial"/>
    </style:style>
    <style:style style:name="T177" style:parent-style-name="DefaultParagraphFont" style:family="text">
      <style:text-properties style:font-name="Arial" style:font-name-complex="Arial"/>
    </style:style>
    <style:style style:name="T178" style:parent-style-name="DefaultParagraphFont" style:family="text">
      <style:text-properties style:font-name="Arial" style:font-name-complex="Arial"/>
    </style:style>
    <style:style style:name="P179" style:parent-style-name="Normal" style:family="paragraph">
      <style:text-properties style:font-name="Arial" style:font-name-complex="Arial"/>
    </style:style>
    <style:style style:name="T180" style:parent-style-name="DefaultParagraphFont" style:family="text">
      <style:text-properties style:font-name="Arial" style:font-name-complex="Arial"/>
    </style:style>
    <style:style style:name="P181" style:parent-style-name="Normal" style:family="paragraph">
      <style:text-properties style:font-name="Arial" style:font-name-complex="Arial"/>
    </style:style>
    <style:style style:name="T182" style:parent-style-name="DefaultParagraphFont" style:family="text">
      <style:text-properties style:font-name="Arial" style:font-name-complex="Arial"/>
    </style:style>
    <style:style style:name="P183" style:parent-style-name="Normal" style:family="paragraph">
      <style:text-properties style:font-name="Arial" style:font-name-complex="Arial"/>
    </style:style>
    <style:style style:name="T184" style:parent-style-name="DefaultParagraphFont" style:family="text">
      <style:text-properties style:font-name="Arial" style:font-name-complex="Arial"/>
    </style:style>
    <style:style style:name="P185" style:parent-style-name="Normal" style:family="paragraph">
      <style:text-properties style:font-name="Arial" style:font-name-complex="Arial"/>
    </style:style>
    <style:style style:name="T186" style:parent-style-name="DefaultParagraphFont" style:family="text">
      <style:text-properties style:font-name="Arial" style:font-name-complex="Arial"/>
    </style:style>
    <style:style style:name="P187" style:parent-style-name="Normal" style:family="paragraph">
      <style:text-properties style:font-name="Arial" style:font-name-complex="Arial"/>
    </style:style>
    <style:style style:name="T188" style:parent-style-name="DefaultParagraphFont" style:family="text">
      <style:text-properties style:font-name="Arial" style:font-name-complex="Arial"/>
    </style:style>
    <style:style style:name="P189" style:parent-style-name="Normal" style:family="paragraph">
      <style:text-properties style:font-name="Arial" style:font-name-complex="Arial"/>
    </style:style>
    <style:style style:name="T190" style:parent-style-name="DefaultParagraphFont" style:family="text">
      <style:text-properties style:font-name="Arial" style:font-name-complex="Arial"/>
    </style:style>
    <style:style style:name="P191" style:parent-style-name="Normal" style:family="paragraph">
      <style:text-properties style:font-name="Arial" style:font-name-complex="Arial"/>
    </style:style>
    <style:style style:name="T192" style:parent-style-name="DefaultParagraphFont" style:family="text">
      <style:text-properties style:font-name="Arial" style:font-name-complex="Arial"/>
    </style:style>
    <style:style style:name="P193" style:parent-style-name="Normal" style:family="paragraph">
      <style:text-properties style:font-name="Arial" style:font-name-complex="Arial"/>
    </style:style>
    <style:style style:name="T194" style:parent-style-name="DefaultParagraphFont" style:family="text">
      <style:text-properties style:font-name="Arial" style:font-name-complex="Arial"/>
    </style:style>
    <style:style style:name="P195" style:parent-style-name="Normal" style:family="paragraph">
      <style:text-properties style:font-name="Arial" style:font-name-complex="Arial"/>
    </style:style>
    <style:style style:name="T196" style:parent-style-name="DefaultParagraphFont" style:family="text">
      <style:text-properties style:font-name="Arial" style:font-name-complex="Arial"/>
    </style:style>
    <style:style style:name="P197" style:parent-style-name="Normal" style:family="paragraph">
      <style:text-properties style:font-name="Arial" style:font-name-complex="Arial"/>
    </style:style>
    <style:style style:name="T198" style:parent-style-name="DefaultParagraphFont" style:family="text">
      <style:text-properties style:font-name="Arial" style:font-name-complex="Arial"/>
    </style:style>
    <style:style style:name="P199" style:parent-style-name="Normal" style:family="paragraph">
      <style:text-properties style:font-name="Arial" style:font-name-complex="Arial"/>
    </style:style>
    <style:style style:name="T200" style:parent-style-name="DefaultParagraphFont" style:family="text">
      <style:text-properties style:font-name="Arial" style:font-name-complex="Arial"/>
    </style:style>
    <style:style style:name="P201" style:parent-style-name="Normal" style:family="paragraph">
      <style:text-properties style:font-name="Arial" style:font-name-complex="Arial"/>
    </style:style>
    <style:style style:name="T202" style:parent-style-name="DefaultParagraphFont" style:family="text">
      <style:text-properties style:font-name="Arial" style:font-name-complex="Arial"/>
    </style:style>
    <style:style style:name="P203" style:parent-style-name="Normal" style:family="paragraph">
      <style:text-properties style:font-name="Arial" style:font-name-complex="Arial"/>
    </style:style>
    <style:style style:name="T204" style:parent-style-name="DefaultParagraphFont" style:family="text">
      <style:text-properties style:font-name="Arial" style:font-name-complex="Arial"/>
    </style:style>
    <style:style style:name="P205" style:parent-style-name="Normal" style:family="paragraph">
      <style:text-properties style:font-name="Arial" style:font-name-complex="Arial"/>
    </style:style>
    <style:style style:name="T206" style:parent-style-name="DefaultParagraphFont" style:family="text">
      <style:text-properties style:font-name="Arial" style:font-name-complex="Arial"/>
    </style:style>
    <style:style style:name="P207" style:parent-style-name="Normal" style:family="paragraph">
      <style:text-properties style:font-name="Arial" style:font-name-complex="Arial"/>
    </style:style>
    <style:style style:name="T208" style:parent-style-name="DefaultParagraphFont" style:family="text">
      <style:text-properties style:font-name="Arial" style:font-name-complex="Arial"/>
    </style:style>
    <style:style style:name="P209" style:parent-style-name="Normal" style:family="paragraph">
      <style:text-properties style:font-name="Arial" style:font-name-complex="Arial"/>
    </style:style>
    <style:style style:name="T210" style:parent-style-name="DefaultParagraphFont" style:family="text">
      <style:text-properties style:font-name="Arial" style:font-name-complex="Arial"/>
    </style:style>
    <style:style style:name="P211" style:parent-style-name="Normal" style:family="paragraph">
      <style:text-properties style:font-name="Arial" style:font-name-complex="Arial"/>
    </style:style>
    <style:style style:name="T212" style:parent-style-name="DefaultParagraphFont" style:family="text">
      <style:text-properties style:font-name="Arial" style:font-name-complex="Arial"/>
    </style:style>
    <style:style style:name="P213" style:parent-style-name="Normal" style:family="paragraph">
      <style:text-properties style:font-name="Arial" style:font-name-complex="Arial"/>
    </style:style>
    <style:style style:name="T214" style:parent-style-name="DefaultParagraphFont" style:family="text">
      <style:text-properties style:font-name="Arial" style:font-name-complex="Arial"/>
    </style:style>
    <style:style style:name="P215" style:parent-style-name="Normal" style:family="paragraph">
      <style:text-properties style:font-name="Arial" style:font-name-complex="Arial"/>
    </style:style>
    <style:style style:name="T216" style:parent-style-name="DefaultParagraphFont" style:family="text">
      <style:text-properties style:font-name="Arial" style:font-name-complex="Arial"/>
    </style:style>
    <style:style style:name="P217" style:parent-style-name="Normal" style:family="paragraph">
      <style:text-properties style:font-name="Arial" style:font-name-complex="Arial"/>
    </style:style>
    <style:style style:name="T218" style:parent-style-name="DefaultParagraphFont" style:family="text">
      <style:text-properties style:font-name="Arial" style:font-name-complex="Arial"/>
    </style:style>
    <style:style style:name="P219" style:parent-style-name="Normal" style:family="paragraph">
      <style:text-properties style:font-name="Arial" style:font-name-complex="Arial"/>
    </style:style>
    <style:style style:name="T220" style:parent-style-name="DefaultParagraphFont" style:family="text">
      <style:text-properties style:font-name="Arial" style:font-name-complex="Arial"/>
    </style:style>
    <style:style style:name="P221" style:parent-style-name="Normal" style:family="paragraph">
      <style:text-properties style:font-name="Arial" style:font-name-complex="Arial"/>
    </style:style>
    <style:style style:family="graphic" style:name="a3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draw:opacity="100%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O</text:span><text:span text:style-name="T3">verseas entity ID checks statement</text:span></text:p>
      <text:p text:style-name="P4"/>
      <text:p text:style-name="Normal"><text:span text:style-name="T5">Use this<text:s/></text:span><text:span text:style-name="T6">document</text:span><text:span text:style-name="T7"><text:s/></text:span><text:span text:style-name="T8">to<text:s/></text:span><text:span text:style-name="T9">confirm that identity checks</text:span><text:span text:style-name="T10"><text:s/>have been completed</text:span><text:span text:style-name="T11"><text:s/></text:span><text:span text:style-name="T12">on all beneficial owners and managing officers of an overseas entity.</text:span><text:span text:style-name="T13"><text:s/></text:span><text:span text:style-name="T14">This must be done whenever an overseas entity is being registered, or updating beneficial owner or managing officer information.</text:span></text:p>
      <text:p text:style-name="P15"/>
      <text:p text:style-name="P16">Identity checks must be carried out by a<text:s/>UK-regulated<text:s/>agent<text:s/>that is<text:s/>supervised under the Money Laundering, Terrorist Financing and Transfer of Funds Regulations 2017.</text:p>
      <text:p text:style-name="P17"/>
      <text:p text:style-name="P18">After<text:s/>completing<text:s/>this statement, email it<text:s/>to<text:s/>enquiries@companieshouse.gov.uk and put ‘Overseas entity ID checks statement’ in the subject line.<text:s/></text:p>
      <text:p text:style-name="P19"/>
      <text:p text:style-name="P20"/>
      <text:p text:style-name="P21">Details of UK-regulated<text:s/>agent</text:p>
      <text:p text:style-name="P22"/>
      <text:p text:style-name="P23">Name</text:p>
      <text:p text:style-name="P24">Enter the company name, or the name of the person if they are self-employed</text:p>
      <text:p text:style-name="Normal"><text:span text:style-name="T25"><draw:frame draw:z-index="251658251" draw:id="id0" draw:style-name="a0" draw:name="Text Box 1" text:anchor-type="paragraph" svg:x="0in" svg:y="0.05325in" svg:width="3.96667in" svg:height="0.26667in" style:rel-width="scale" style:rel-height="scale"><draw:text-box><text:p text:style-name="Normal"/></draw:text-box><svg:title/><svg:desc/></draw:frame></text:span></text:p>
      <text:p text:style-name="P26"/>
      <text:p text:style-name="P27"/>
      <text:p text:style-name="P28">Correspondence address</text:p>
      <text:p text:style-name="P29"/>
      <text:p text:style-name="P30">Property name or number</text:p>
      <text:p text:style-name="Normal"><text:span text:style-name="T31"><draw:frame draw:z-index="251658252" draw:id="id1" draw:style-name="a1" draw:name="Text Box 2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32"/>
      <text:p text:style-name="Normal"><text:span text:style-name="T33">Address line 1</text:span></text:p>
      <text:p text:style-name="Normal"><text:span text:style-name="T34"><draw:frame draw:z-index="251658253" draw:id="id2" draw:style-name="a2" draw:name="Text Box 1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5"/>
      <text:p text:style-name="Normal"><text:span text:style-name="T36">Address line 2 (optional)</text:span></text:p>
      <text:p text:style-name="Normal"><text:span text:style-name="T37"><draw:frame draw:z-index="251658254" draw:id="id3" draw:style-name="a3" draw:name="Text Box 12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38"/>
      <text:p text:style-name="Normal"><text:span text:style-name="T39">City or town</text:span></text:p>
      <text:p text:style-name="Normal"><text:span text:style-name="T40"><draw:frame draw:z-index="251658255" draw:id="id4" draw:style-name="a4" draw:name="Text Box 13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41"/>
      <text:p text:style-name="Normal"><text:span text:style-name="T42">County</text:span><text:span text:style-name="T43"><text:s/></text:span><text:span text:style-name="T44">(optional)</text:span></text:p>
      <text:p text:style-name="Normal"><text:span text:style-name="T45"><draw:frame draw:z-index="251658256" draw:id="id5" draw:style-name="a5" draw:name="Text Box 20" text:anchor-type="paragraph" svg:x="0in" svg:y="0.01644in" svg:width="3.96667in" svg:height="0.26667in" style:rel-width="scale" style:rel-height="scale"><draw:text-box><text:p text:style-name="Normal"/></draw:text-box><svg:title/><svg:desc/></draw:frame></text:span></text:p>
      <text:p text:style-name="P46"/>
      <text:p text:style-name="Normal"><text:span text:style-name="T47">Country</text:span></text:p>
      <text:p text:style-name="Normal"><text:span text:style-name="T48"><draw:frame draw:z-index="251658257" draw:id="id6" draw:style-name="a6" draw:name="Text Box 21" text:anchor-type="paragraph" svg:x="0in" svg:y="0.02756in" svg:width="3.96667in" svg:height="0.26667in" style:rel-width="scale" style:rel-height="scale"><draw:text-box><text:p text:style-name="Normal"/></draw:text-box><svg:title/><svg:desc/></draw:frame></text:span></text:p>
      <text:p text:style-name="P49"/>
      <text:p text:style-name="Normal"><text:span text:style-name="T50">Postcode</text:span></text:p>
      <text:p text:style-name="Normal"><text:span text:style-name="T51"><draw:frame draw:z-index="251658258" draw:id="id7" draw:style-name="a7" draw:name="Text Box 22" text:anchor-type="paragraph" svg:x="0in" svg:y="0.00533in" svg:width="3.96667in" svg:height="0.26667in" style:rel-width="scale" style:rel-height="scale"><draw:text-box><text:p text:style-name="Normal"/></draw:text-box><svg:title/><svg:desc/></draw:frame></text:span></text:p>
      <text:p text:style-name="P52"/>
      <text:p text:style-name="P53"/>
      <text:p text:style-name="Normal"><text:span text:style-name="T54">E</text:span><text:span text:style-name="T55">mail</text:span><text:span text:style-name="T56"><text:s/>address</text:span><text:line-break/><text:span text:style-name="T57">We'll use this if we need more information about the identity checks</text:span></text:p>
      <text:p text:style-name="Normal"><text:span text:style-name="T58"><draw:frame draw:z-index="251658240" draw:id="id8" draw:style-name="a8" draw:name="Text Box 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59"/>
      <text:p text:style-name="P60"/>
      <text:p text:style-name="Normal"><text:span text:style-name="T61">Supervisory body</text:span><text:line-break/><text:span text:style-name="T62">For example, the Solicitors Regulation Authority</text:span></text:p>
      <text:p text:style-name="Normal"><text:span text:style-name="T63"><draw:frame draw:z-index="251658242" draw:id="id9" draw:style-name="a9" draw:name="Text Box 7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64"/>
      <text:p text:style-name="P65"/>
      <text:p text:style-name="Normal"><text:span text:style-name="T66">Anti-Money Laundering (AML) registration number (if applicable)</text:span></text:p>
      <text:p text:style-name="Normal"><text:span text:style-name="T67"><draw:frame draw:z-index="251658243" draw:id="id10" draw:style-name="a10" draw:name="Text Box 8" text:anchor-type="paragraph" svg:x="0in" svg:y="0.01853in" svg:width="1.81875in" svg:height="0.26667in" style:rel-width="scale" style:rel-height="scale"><draw:text-box><text:p text:style-name="Normal"/></draw:text-box><svg:title/><svg:desc/></draw:frame></text:span><text:span text:style-name="T68">)</text:span></text:p>
      <text:p text:style-name="P69"/>
      <text:p text:style-name="P70"/>
      <text:p text:style-name="Normal"><text:span text:style-name="T71">What is the name of the person with overall responsibility for identity checks?</text:span><text:line-break/><text:span text:style-name="T72">For example, tell us the name of the Head of Compliance</text:span></text:p>
      <text:p text:style-name="Normal"><draw:frame draw:id="id11" draw:style-name="a11" draw:name="Text Box 7" text:anchor-type="as-char" svg:x="0in" svg:y="0in" svg:width="3.96667in" svg:height="0.26667in" style:rel-width="scale" style:rel-height="scale"><draw:text-box><text:p text:style-name="Normal"/></draw:text-box><svg:title/><svg:desc/></draw:frame></text:p>
      <text:p text:style-name="P73"/>
      <text:p text:style-name="P74"/>
      <text:p text:style-name="P75">Details of overseas entity</text:p>
      <text:p text:style-name="P76"/>
      <text:p text:style-name="P77">Application reference number</text:p>
      <text:p text:style-name="P78">This is<text:s/>the 18-digit number<text:s/>in the confirmation email<text:s/>that was<text:s/>sent<text:s/>to the<text:s/>person who registered the overseas entity</text:p>
      <text:p text:style-name="Normal"><text:span text:style-name="T79"><draw:frame draw:z-index="251658284" draw:id="id12" draw:style-name="a12" draw:name="Text Box 3" text:anchor-type="paragraph" svg:x="0in" svg:y="0.03078in" svg:width="3.96667in" svg:height="0.26667in" style:rel-width="scale" style:rel-height="scale"><draw:text-box><text:p text:style-name="Normal"/></draw:text-box><svg:title/><svg:desc/></draw:frame></text:span></text:p>
      <text:p text:style-name="P80"/>
      <text:p text:style-name="P81"/>
      <text:p text:style-name="Normal"><text:span text:style-name="T82">Name of overseas entity</text:span></text:p>
      <text:p text:style-name="Normal"><text:span text:style-name="T83"><draw:frame draw:z-index="251658261" draw:id="id13" draw:style-name="a13" draw:name="Text Box 26" text:anchor-type="paragraph" svg:x="0in" svg:y="0.03078in" svg:width="3.96667in" svg:height="0.26667in" style:rel-width="scale" style:rel-height="scale"><draw:text-box><text:p text:style-name="Normal"/></draw:text-box><svg:title/><svg:desc/></draw:frame></text:span></text:p>
      <text:p text:style-name="P84"/>
      <text:p text:style-name="P85"/>
      <text:p text:style-name="P86">Name of each beneficial owner<text:s/>and managing officer<text:s/>you’ve carried out identity checks for<text:s/></text:p>
      <text:p text:style-name="P87">You can add more<text:s/>using the continuation page<text:s/>at the end of this statement</text:p>
      <text:p text:style-name="Normal"><text:span text:style-name="T88"><draw:frame draw:z-index="251658244" draw:id="id14" draw:style-name="a14" draw:name="Text Box 9" text:anchor-type="paragraph" svg:x="0in" svg:y="0.01272in" svg:width="3.96667in" svg:height="0.26667in" style:rel-width="scale" style:rel-height="scale"><draw:text-box><text:p text:style-name="Normal"/></draw:text-box><svg:title/><svg:desc/></draw:frame></text:span></text:p>
      <text:p text:style-name="P89"/>
      <text:p text:style-name="Normal"><text:span text:style-name="T90"><draw:frame draw:z-index="251658245" draw:id="id15" draw:style-name="a15" draw:name="Text Box 11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91"/>
      <text:p text:style-name="Normal"><text:span text:style-name="T92"><draw:frame draw:z-index="251658246" draw:id="id16" draw:style-name="a16" draw:name="Text Box 14" text:anchor-type="paragraph" svg:x="0in" svg:y="0.00208in" svg:width="3.96667in" svg:height="0.26667in" style:rel-width="scale" style:rel-height="scale"><draw:text-box><text:p text:style-name="Normal"/></draw:text-box><svg:title/><svg:desc/></draw:frame></text:span></text:p>
      <text:p text:style-name="P93"/>
      <text:p text:style-name="Normal"><text:span text:style-name="T94"><draw:frame draw:z-index="251658247" draw:id="id17" draw:style-name="a17" draw:name="Text Box 15" text:anchor-type="paragraph" svg:x="0in" svg:y="0.00139in" svg:width="3.96667in" svg:height="0.26667in" style:rel-width="scale" style:rel-height="scale"><draw:text-box><text:p text:style-name="Normal"/></draw:text-box><svg:title/><svg:desc/></draw:frame></text:span></text:p>
      <text:p text:style-name="P95"/>
      <text:p text:style-name="Normal"><text:span text:style-name="T96"><draw:frame draw:z-index="251658259" draw:id="id18" draw:style-name="a18" draw:name="Text Box 2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97"/>
      <text:p text:style-name="P98"/>
      <text:p text:style-name="Normal"><text:span text:style-name="T99">When were the identity checks completed?</text:span></text:p>
      <text:p text:style-name="P100">For example 27 3 2022</text:p>
      <text:p text:style-name="Normal"><draw:frame draw:id="id19" draw:style-name="a19" draw:name="Text Box 5" text:anchor-type="as-char" svg:x="0in" svg:y="0in" svg:width="0.42292in" svg:height="0.26667in" style:rel-width="scale" style:rel-height="scale"><draw:text-box><text:p text:style-name="Normal"/></draw:text-box><svg:title/><svg:desc/></draw:frame><text:tab/><draw:frame draw:id="id20" draw:style-name="a20" draw:name="Text Box 5" text:anchor-type="as-char" svg:x="0in" svg:y="0in" svg:width="0.42292in" svg:height="0.26667in" style:rel-width="scale" style:rel-height="scale"><draw:text-box><text:p text:style-name="Normal"/></draw:text-box><svg:title/><svg:desc/></draw:frame><text:tab/><draw:frame draw:id="id21" draw:style-name="a21" draw:name="Text Box 5" text:anchor-type="as-char" svg:x="0in" svg:y="0in" svg:width="0.76111in" svg:height="0.26667in" style:rel-width="scale" style:rel-height="scale"><draw:text-box><text:p text:style-name="Normal"/></draw:text-box><svg:title/><svg:desc/></draw:frame></text:p>
      <text:p text:style-name="P101"/>
      <text:p text:style-name="P102"/>
      <text:p text:style-name="P103">Agent assurance code and declaration</text:p>
      <text:p text:style-name="P104"/>
      <text:p text:style-name="Normal"><text:span text:style-name="T105">Agent assurance</text:span><text:span text:style-name="T106"><text:s/>code</text:span><text:line-break/><text:span text:style-name="T107">If you do not have a code, you can find out how to request one at gov.uk/guidance/agent-assurance-code</text:span></text:p>
      <text:p text:style-name="P108"/>
      <text:p text:style-name="Normal"><text:span text:style-name="T109"><draw:frame draw:z-index="251658285" draw:id="id22" draw:style-name="a22" draw:name="Text Box 5" text:anchor-type="paragraph" svg:x="0in" svg:y="0.00297in" svg:width="2.03125in" svg:height="0.26667in" style:rel-width="scale" style:rel-height="scale"><draw:text-box><text:p text:style-name="Normal"/></draw:text-box><svg:title/><svg:desc/></draw:frame></text:span></text:p>
      <text:p text:style-name="P110"/>
      <text:p text:style-name="P111">Declaration</text:p>
      <text:p text:style-name="Normal"><text:span text:style-name="T112"><draw:custom-shape svg:x="0in" svg:y="0.17077in" svg:width="0.29722in" svg:height="0.30833in" draw:z-index="251658283" draw:id="id23" draw:style-name="a23" draw:name="Rectangle 54" text:anchor-type="paragraph"><svg:title/><svg:desc/><draw:enhanced-geometry draw:type="non-primitive" svg:viewBox="0 0 21600 21600" draw:enhanced-path="M 0 0 L 21600 0 21600 21600 0 21600 Z N"/></draw:custom-shape></text:span></text:p>
      <text:p text:style-name="P113"><text:span text:style-name="T114">I confirm that verification has been carried<text:s/></text:span><text:span text:style-name="T115">out as required by<text:s/></text:span><text:span text:style-name="T116">The Register of Overseas Entities (Verification and Provision of Information) Regulations 2022. I confirm that</text:span><text:span text:style-name="T117"><text:s/>the information provided in this statement is accurate.<text:s/></text:span></text:p>
      <text:p text:style-name="P118"/>
      <text:p text:style-name="P119"/>
      <text:p text:style-name="P120">Full name</text:p>
      <text:p text:style-name="P121">Enter your full name in block capitals</text:p>
      <text:p text:style-name="Normal"><draw:frame draw:id="id24" draw:style-name="a24" draw:name="Text Box 24" text:anchor-type="as-char" svg:x="0in" svg:y="0in" svg:width="2.26597in" svg:height="0.26667in" style:rel-width="scale" style:rel-height="scale"><draw:text-box><text:p text:style-name="Normal"/></draw:text-box><svg:title/><svg:desc/></draw:frame></text:p>
      <text:p text:style-name="P122"/>
      <text:p text:style-name="P123">Signature</text:p>
      <text:p text:style-name="Normal"><text:span text:style-name="T124"><draw:frame draw:z-index="251658248" draw:id="id25" draw:style-name="a25" draw:name="Text Box 16" text:anchor-type="paragraph" svg:x="0in" svg:y="0.03008in" svg:width="3.96667in" svg:height="0.60625in" style:rel-width="scale" style:rel-height="scale"><draw:text-box><text:p text:style-name="Normal"/></draw:text-box><svg:title/><svg:desc/></draw:frame></text:span></text:p>
      <text:p text:style-name="P125"/>
      <text:p text:style-name="P126"/>
      <text:p text:style-name="P127"/>
      <text:p text:style-name="P128">Date</text:p>
      <text:p text:style-name="Normal"><text:span text:style-name="T129"><draw:frame draw:z-index="251658260" draw:id="id26" draw:style-name="a26" draw:name="Text Box 24" text:anchor-type="paragraph" svg:x="0in" svg:y="0in" svg:width="1.19514in" svg:height="0.26667in" style:rel-width="scale" style:rel-height="scale"><draw:text-box><text:p text:style-name="Normal"/></draw:text-box><svg:title/><svg:desc/></draw:frame></text:span></text:p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>Continuation page</text:p>
      <text:p text:style-name="P166"/>
      <text:p text:style-name="P167">Name of each beneficial owner and managing officer you’ve carried out identity checks for<text:s/></text:p>
      <text:p text:style-name="P168"/>
      <text:p text:style-name="Normal"><text:span text:style-name="T169"><draw:frame draw:z-index="251658249" draw:id="id27" draw:style-name="a27" draw:name="Text Box 17" text:anchor-type="paragraph" svg:x="0in" svg:y="0.00208in" svg:width="3.96667in" svg:height="0.26667in" style:rel-width="scale" style:rel-height="scale"><draw:text-box><text:p text:style-name="Normal"/><text:p text:style-name="Normal"><draw:frame draw:style-name="a28" draw:name="Picture 28" text:anchor-type="as-char" svg:x="0in" svg:y="0in" svg:width="2.29236in" svg:height="0.15972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170"><text:tab/></text:span><text:span text:style-name="T171"><text:tab/></text:span><text:span text:style-name="T172"><text:tab/>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/text:p>
      <text:p text:style-name="Normal"><text:span text:style-name="T178"><draw:frame draw:z-index="251658263" draw:id="id28" draw:style-name="a29" draw:name="Text Box 30" text:anchor-type="paragraph" svg:x="0in" svg:y="0.16575in" svg:width="3.96667in" svg:height="0.26667in" style:rel-width="scale" style:rel-height="scale"><draw:text-box><text:p text:style-name="Normal"/></draw:text-box><svg:title/><svg:desc/></draw:frame></text:span></text:p>
      <text:p text:style-name="P179"/>
      <text:p text:style-name="Normal"><text:span text:style-name="T180"><draw:frame draw:z-index="251658264" draw:id="id29" draw:style-name="a30" draw:name="Text Box 31" text:anchor-type="paragraph" svg:x="0in" svg:y="0.14536in" svg:width="3.96667in" svg:height="0.26667in" style:rel-width="scale" style:rel-height="scale"><draw:text-box><text:p text:style-name="Normal"/></draw:text-box><svg:title/><svg:desc/></draw:frame></text:span></text:p>
      <text:p text:style-name="P181"/>
      <text:p text:style-name="Normal"><text:span text:style-name="T182"><draw:frame draw:z-index="251658266" draw:id="id30" draw:style-name="a31" draw:name="Text Box 33" text:anchor-type="paragraph" svg:x="0in" svg:y="0.14492in" svg:width="3.96667in" svg:height="0.26667in" style:rel-width="scale" style:rel-height="scale"><draw:text-box><text:p text:style-name="Normal"/></draw:text-box><svg:title/><svg:desc/></draw:frame></text:span></text:p>
      <text:p text:style-name="P183"/>
      <text:p text:style-name="Normal"><text:span text:style-name="T184"><draw:frame draw:z-index="251658265" draw:id="id31" draw:style-name="a32" draw:name="Text Box 32" text:anchor-type="paragraph" svg:x="0in" svg:y="0.1345in" svg:width="3.96667in" svg:height="0.26667in" style:rel-width="scale" style:rel-height="scale"><draw:text-box><text:p text:style-name="Normal"/></draw:text-box><svg:title/><svg:desc/></draw:frame></text:span></text:p>
      <text:p text:style-name="P185"/>
      <text:p text:style-name="Normal"><text:span text:style-name="T186"><draw:frame draw:z-index="251658250" draw:id="id32" draw:style-name="a33" draw:name="Text Box 19" text:anchor-type="paragraph" svg:x="0in" svg:y="0.13027in" svg:width="3.96667in" svg:height="0.26667in" style:rel-width="scale" style:rel-height="scale"><draw:text-box><text:p text:style-name="Normal"/></draw:text-box><svg:title/><svg:desc/></draw:frame></text:span></text:p>
      <text:p text:style-name="P187"/>
      <text:p text:style-name="Normal"><text:span text:style-name="T188"><draw:frame draw:z-index="251658262" draw:id="id33" draw:style-name="a34" draw:name="Text Box 27" text:anchor-type="paragraph" svg:x="-0.00347in" svg:y="0.11247in" svg:width="3.96667in" svg:height="0.26667in" style:rel-width="scale" style:rel-height="scale"><draw:text-box><text:p text:style-name="Normal"/></draw:text-box><svg:title/><svg:desc/></draw:frame></text:span></text:p>
      <text:p text:style-name="P189"/>
      <text:p text:style-name="Normal"><text:span text:style-name="T190"><draw:frame draw:z-index="251658270" draw:id="id34" draw:style-name="a35" draw:name="Text Box 38" text:anchor-type="paragraph" svg:x="0in" svg:y="0.10394in" svg:width="3.96667in" svg:height="0.26667in" style:rel-width="scale" style:rel-height="scale"><draw:text-box><text:p text:style-name="Normal"/></draw:text-box><svg:title/><svg:desc/></draw:frame></text:span></text:p>
      <text:p text:style-name="P191"/>
      <text:p text:style-name="Normal"><text:span text:style-name="T192"><draw:frame draw:z-index="251658269" draw:id="id35" draw:style-name="a36" draw:name="Text Box 36" text:anchor-type="paragraph" svg:x="0in" svg:y="0.09353in" svg:width="3.96667in" svg:height="0.26667in" style:rel-width="scale" style:rel-height="scale"><draw:text-box><text:p text:style-name="Normal"/></draw:text-box><svg:title/><svg:desc/></draw:frame></text:span></text:p>
      <text:p text:style-name="P193"/>
      <text:p text:style-name="Normal"><text:span text:style-name="T194"><draw:frame draw:z-index="251658271" draw:id="id36" draw:style-name="a37" draw:name="Text Box 39" text:anchor-type="paragraph" svg:x="0in" svg:y="0.08381in" svg:width="3.96667in" svg:height="0.26667in" style:rel-width="scale" style:rel-height="scale"><draw:text-box><text:p text:style-name="Normal"/></draw:text-box><svg:title/><svg:desc/></draw:frame></text:span></text:p>
      <text:p text:style-name="P195"/>
      <text:p text:style-name="Normal"><text:span text:style-name="T196"><draw:frame draw:z-index="251658272" draw:id="id37" draw:style-name="a38" draw:name="Text Box 40" text:anchor-type="paragraph" svg:x="0in" svg:y="0.07465in" svg:width="3.96667in" svg:height="0.26667in" style:rel-width="scale" style:rel-height="scale"><draw:text-box><text:p text:style-name="Normal"/></draw:text-box><svg:title/><svg:desc/></draw:frame></text:span></text:p>
      <text:p text:style-name="P197"/>
      <text:p text:style-name="Normal"><text:span text:style-name="T198"><draw:frame draw:z-index="251658274" draw:id="id38" draw:style-name="a39" draw:name="Text Box 42" text:anchor-type="paragraph" svg:x="0in" svg:y="0.07383in" svg:width="3.96667in" svg:height="0.26667in" style:rel-width="scale" style:rel-height="scale"><draw:text-box><text:p text:style-name="Normal"/></draw:text-box><svg:title/><svg:desc/></draw:frame></text:span></text:p>
      <text:p text:style-name="P199"/>
      <text:p text:style-name="Normal"><text:span text:style-name="T200"><draw:frame draw:z-index="251658282" draw:id="id39" draw:style-name="a40" draw:name="Text Box 50" text:anchor-type="paragraph" svg:x="0in" svg:y="0.03703in" svg:width="3.96667in" svg:height="0.26667in" style:rel-width="scale" style:rel-height="scale"><draw:text-box><text:p text:style-name="Normal"/></draw:text-box><svg:title/><svg:desc/></draw:frame></text:span></text:p>
      <text:p text:style-name="P201"/>
      <text:p text:style-name="Normal"><text:span text:style-name="T202"><draw:frame draw:z-index="251658281" draw:id="id40" draw:style-name="a41" draw:name="Text Box 49" text:anchor-type="paragraph" svg:x="0in" svg:y="0.02036in" svg:width="3.96667in" svg:height="0.26667in" style:rel-width="scale" style:rel-height="scale"><draw:text-box><text:p text:style-name="Normal"/></draw:text-box><svg:title/><svg:desc/></draw:frame></text:span></text:p>
      <text:p text:style-name="P203"/>
      <text:p text:style-name="Normal"><text:span text:style-name="T204"><draw:frame draw:z-index="251658280" draw:id="id41" draw:style-name="a42" draw:name="Text Box 48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5"/>
      <text:p text:style-name="Normal"><text:span text:style-name="T206"><draw:frame draw:z-index="251658279" draw:id="id42" draw:style-name="a43" draw:name="Text Box 47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7"/>
      <text:p text:style-name="Normal"><text:span text:style-name="T208"><draw:frame draw:z-index="251658278" draw:id="id43" draw:style-name="a44" draw:name="Text Box 46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09"/>
      <text:p text:style-name="Normal"><text:span text:style-name="T210"><draw:frame draw:z-index="251658277" draw:id="id44" draw:style-name="a45" draw:name="Text Box 45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11"/>
      <text:p text:style-name="Normal"><text:span text:style-name="T212"><draw:frame draw:z-index="251658276" draw:id="id45" draw:style-name="a46" draw:name="Text Box 44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13"/>
      <text:p text:style-name="Normal"><text:span text:style-name="T214"><draw:frame draw:z-index="251658275" draw:id="id46" draw:style-name="a47" draw:name="Text Box 43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15"/>
      <text:p text:style-name="Normal"><text:span text:style-name="T216"><draw:frame draw:z-index="251658273" draw:id="id47" draw:style-name="a48" draw:name="Text Box 41" text:anchor-type="paragraph" svg:x="0in" svg:y="0in" svg:width="3.96667in" svg:height="0.26667in" style:rel-width="scale" style:rel-height="scale"><draw:text-box><text:p text:style-name="Normal"/></draw:text-box><svg:title/><svg:desc/></draw:frame></text:span></text:p>
      <text:p text:style-name="P217"/>
      <text:p text:style-name="Normal"><text:span text:style-name="T218"><draw:frame draw:z-index="251658268" draw:id="id48" draw:style-name="a49" draw:name="Text Box 35" text:anchor-type="paragraph" svg:x="0in" svg:y="-0.00069in" svg:width="3.96667in" svg:height="0.26667in" style:rel-width="scale" style:rel-height="scale"><draw:text-box><text:p text:style-name="Normal"/></draw:text-box><svg:title/><svg:desc/></draw:frame></text:span></text:p>
      <text:p text:style-name="P219"/>
      <text:p text:style-name="Normal"><text:span text:style-name="T220"><draw:frame draw:z-index="251658267" draw:id="id49" draw:style-name="a50" draw:name="Text Box 34" text:anchor-type="paragraph" svg:x="0in" svg:y="-0.00069in" svg:width="3.96667in" svg:height="0.26667in" style:rel-width="scale" style:rel-height="scale"><draw:text-box><text:p text:style-name="Normal"/><text:p text:style-name="Normal"/></draw:text-box><svg:title/><svg:desc/></draw:frame></text:span></text:p>
      <text:p text:style-name="P2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style:font-name-complex="Times New Roman" style:language-asian="en" style:country-asian="GB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style:language-asian="en" style:country-asian="US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="Calibri" style:font-name-asian="Calibri" style:font-name-complex="Arial" style:language-asian="en" style:country-asian="US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mes Francis</meta:initial-creator>
    <dc:creator>Sheena Patel</dc:creator>
    <meta:creation-date>2022-06-22T15:58:00Z</meta:creation-date>
    <dc:date>2022-06-22T15:58:00Z</dc:date>
    <meta:template xlink:href="Normal.dotm" xlink:type="simple"/>
    <meta:editing-cycles>71</meta:editing-cycles>
    <meta:editing-duration>PT0S</meta:editing-duration>
    <meta:document-statistic meta:page-count="1" meta:paragraph-count="4" meta:word-count="362" meta:character-count="2427" meta:row-count="17" meta:non-whitespace-character-count="2069"/>
  </office:meta>
</office:document-meta>
</file>